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map style:condition="cell-content()=&quot;w&quot;" style:apply-style-name="Aguardando" style:base-cell-address="'1'.J3"/>
    </style:style>
    <style:style style:name="ce4" style:family="table-cell" style:parent-style-name="Default">
      <style:map style:condition="cell-content()=&quot;w&quot;" style:apply-style-name="Aguardando" style:base-cell-address="'3'.J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map style:condition="cell-content()=&quot;w&quot;" style:apply-style-name="Aguardando" style:base-cell-address="'1'.J3"/>
    </style:style>
    <style:style style:name="ce9" style:family="table-cell" style:parent-style-name="Default">
      <style:map style:condition="cell-content()=&quot;r&quot;" style:apply-style-name="Processando" style:base-cell-address="'2'.J3"/>
    </style:style>
    <style:style style:name="ce10" style:family="table-cell" style:parent-style-name="Default">
      <style:map style:condition="cell-content()=&quot;w&quot;" style:apply-style-name="Aguardando" style:base-cell-address="'3'.J3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28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Burst Ti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ime</text:p>
          </table:table-cell>
          <table:table-cell/>
          <table:table-cell table:style-name="ce5" office:value-type="string" calcext:value-type="string" table:number-columns-spanned="29" table:number-rows-spanned="1">
            <text:p>FCFS – First Come First Served</text:p>
          </table:table-cell>
          <table:covered-table-cell table:number-columns-repeated="28"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D 1</text:p>
          </table:table-cell>
          <table:table-cell table:number-columns-repeated="8" office:value-type="string" calcext:value-type="string">
            <text:p>r</text:p>
          </table:table-cell>
          <table:table-cell table:number-columns-repeated="20"/>
          <table:table-cell table:formula="of:=COUNTIF([.J3:.AK3];&quot;[:alpha:]*&quot;)" office:value-type="float" office:value="8" calcext:value-type="float">
            <text:p>8</text:p>
          </table:table-cell>
          <table:table-cell table:formula="of:=COUNTIF([.J3:.AK3];&quot;w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PID 2</text:p>
          </table:table-cell>
          <table:table-cell/>
          <table:table-cell table:number-columns-repeated="7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6"/>
          <table:table-cell table:formula="of:=COUNTIF([.J4:.AK4];&quot;[:alpha:]*&quot;)" office:value-type="float" office:value="11" calcext:value-type="float">
            <text:p>11</text:p>
          </table:table-cell>
          <table:table-cell table:formula="of:=COUNTIF([.J4:.AK4];&quot;w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ID 3</text:p>
          </table:table-cell>
          <table:table-cell table:number-columns-repeated="2"/>
          <table:table-cell table:number-columns-repeated="10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number-columns-repeated="7"/>
          <table:table-cell table:formula="of:=COUNTIF([.J5:.AK5];&quot;[:alpha:]*&quot;)" office:value-type="float" office:value="19" calcext:value-type="float">
            <text:p>19</text:p>
          </table:table-cell>
          <table:table-cell table:formula="of:=COUNTIF([.J5:.AK5];&quot;w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ID 4</text:p>
          </table:table-cell>
          <table:table-cell table:number-columns-repeated="3"/>
          <table:table-cell table:number-columns-repeated="18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2"/>
          <table:table-cell table:formula="of:=COUNTIF([.J6:.AK6];&quot;[:alpha:]*&quot;)" office:value-type="float" office:value="23" calcext:value-type="float">
            <text:p>23</text:p>
          </table:table-cell>
          <table:table-cell table:formula="of:=COUNTIF([.J6:.AK6];&quot;w&quot;)"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2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formula="of:=COUNTIF([.J7:.AK7];&quot;[:alpha:]*&quot;)" office:value-type="float" office:value="24" calcext:value-type="float">
            <text:p>24</text:p>
          </table:table-cell>
          <table:table-cell table:formula="of:=COUNTIF([.J7:.AK7];&quot;w&quot;)"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9" table:number-rows-spanned="1">
            <text:p>RR – Round Robin</text:p>
          </table:table-cell>
          <table:covered-table-cell table:number-columns-repeated="28" table:style-name="Default"/>
          <table:table-cell table:formula="of:=AVERAGE([.AL3:.AL7])" office:value-type="float" office:value="17" calcext:value-type="float">
            <text:p>17</text:p>
          </table:table-cell>
          <table:table-cell table:formula="of:=AVERAGE([.AM3:.AM7])" office:value-type="float" office:value="11.4" calcext:value-type="float">
            <text:p>11,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PID 1</text:p>
          </table:table-cell>
          <table:table-cell table:number-columns-repeated="3" office:value-type="string" calcext:value-type="string">
            <text:p>r</text:p>
          </table:table-cell>
          <table:table-cell table:number-columns-repeated="9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table:formula="of:=COUNTIF([.J10:.AK10];&quot;[:alpha:]*&quot;)" office:value-type="float" office:value="25" calcext:value-type="float">
            <text:p>25</text:p>
          </table:table-cell>
          <table:table-cell table:formula="of:=COUNTIF([.J10:.AK10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1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formula="of:=COUNTIF([.J11:.AK11];&quot;[:alpha:]*&quot;)" office:value-type="float" office:value="17" calcext:value-type="float">
            <text:p>17</text:p>
          </table:table-cell>
          <table:table-cell table:formula="of:=COUNTIF([.J11:.AK11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9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formula="of:=COUNTIF([.J12:.AK12];&quot;[:alpha:]*&quot;)" office:value-type="float" office:value="26" calcext:value-type="float">
            <text:p>26</text:p>
          </table:table-cell>
          <table:table-cell table:formula="of:=COUNTIF([.J12:.AK12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6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9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/>
          <table:table-cell table:formula="of:=COUNTIF([.J13:.AK13];&quot;[:alpha:]*&quot;)" office:value-type="float" office:value="20" calcext:value-type="float">
            <text:p>20</text:p>
          </table:table-cell>
          <table:table-cell table:formula="of:=COUNTIF([.J13:.AK13];&quot;w&quot;)"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1"/>
          <table:table-cell table:formula="of:=COUNTIF([.J14:.AK14];&quot;[:alpha:]*&quot;)" office:value-type="float" office:value="13" calcext:value-type="float">
            <text:p>13</text:p>
          </table:table-cell>
          <table:table-cell table:formula="of:=COUNTIF([.J14:.AK14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9" table:number-rows-spanned="1">
            <text:p>SJF – Shortest Job First</text:p>
          </table:table-cell>
          <table:covered-table-cell table:number-columns-repeated="28" table:style-name="Default"/>
          <table:table-cell table:formula="of:=AVERAGE([.AL10:.AL14])" office:value-type="float" office:value="20.2" calcext:value-type="float">
            <text:p>20,2</text:p>
          </table:table-cell>
          <table:table-cell table:formula="of:=AVERAGE([.AM10:.AM14])" office:value-type="float" office:value="14.6" calcext:value-type="float">
            <text:p>14,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8" office:value-type="string" calcext:value-type="string">
            <text:p>r</text:p>
          </table:table-cell>
          <table:table-cell table:number-columns-repeated="20"/>
          <table:table-cell table:formula="of:=COUNTIF([.J17:.AK17];&quot;[:alpha:]*&quot;)" office:value-type="float" office:value="8" calcext:value-type="float">
            <text:p>8</text:p>
          </table:table-cell>
          <table:table-cell table:formula="of:=COUNTIF([.J17:.AK17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9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4"/>
          <table:table-cell table:formula="of:=COUNTIF([.J18:.AK18];&quot;[:alpha:]*&quot;)" office:value-type="float" office:value="13" calcext:value-type="float">
            <text:p>13</text:p>
          </table:table-cell>
          <table:table-cell table:formula="of:=COUNTIF([.J18:.AK18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17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formula="of:=COUNTIF([.J19:.AK19];&quot;[:alpha:]*&quot;)" office:value-type="float" office:value="26" calcext:value-type="float">
            <text:p>26</text:p>
          </table:table-cell>
          <table:table-cell table:formula="of:=COUNTIF([.J19:.AK19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11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9"/>
          <table:table-cell table:formula="of:=COUNTIF([.J20:.AK20];&quot;[:alpha:]*&quot;)" office:value-type="float" office:value="16" calcext:value-type="float">
            <text:p>16</text:p>
          </table:table-cell>
          <table:table-cell table:formula="of:=COUNTIF([.J20:.AK20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8"/>
          <table:table-cell table:formula="of:=COUNTIF([.J21:.AK21];&quot;[:alpha:]*&quot;)" office:value-type="float" office:value="6" calcext:value-type="float">
            <text:p>6</text:p>
          </table:table-cell>
          <table:table-cell table:formula="of:=COUNTIF([.J21:.AK21];&quot;w&quot;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9" table:number-rows-spanned="1">
            <text:p>SRTF – Shortest Remaining Time First</text:p>
          </table:table-cell>
          <table:covered-table-cell table:number-columns-repeated="28" table:style-name="Default"/>
          <table:table-cell table:formula="of:=AVERAGE([.AL17:.AL21])" office:value-type="float" office:value="13.8" calcext:value-type="float">
            <text:p>13,8</text:p>
          </table:table-cell>
          <table:table-cell table:formula="of:=AVERAGE([.AM17:.AM21])" office:value-type="float" office:value="8.2" calcext:value-type="float">
            <text:p>8,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office:value-type="string" calcext:value-type="string">
            <text:p>r</text:p>
          </table:table-cell>
          <table:table-cell table:number-columns-repeated="11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9"/>
          <table:table-cell table:formula="of:=COUNTIF([.J24:.AK24];&quot;[:alpha:]*&quot;)" office:value-type="float" office:value="19" calcext:value-type="float">
            <text:p>19</text:p>
          </table:table-cell>
          <table:table-cell table:formula="of:=COUNTIF([.J24:.AK24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4" office:value-type="string" calcext:value-type="string">
            <text:p>r</text:p>
          </table:table-cell>
          <table:table-cell table:number-columns-repeated="23"/>
          <table:table-cell table:formula="of:=COUNTIF([.J25:.AK25];&quot;[:alpha:]*&quot;)" office:value-type="float" office:value="4" calcext:value-type="float">
            <text:p>4</text:p>
          </table:table-cell>
          <table:table-cell table:formula="of:=COUNTIF([.J25:.AK25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17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formula="of:=COUNTIF([.J26:.AK26];&quot;[:alpha:]*&quot;)" office:value-type="float" office:value="26" calcext:value-type="float">
            <text:p>26</text:p>
          </table:table-cell>
          <table:table-cell table:formula="of:=COUNTIF([.J26:.AK26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4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16"/>
          <table:table-cell table:formula="of:=COUNTIF([.J27:.AK27];&quot;[:alpha:]*&quot;)" office:value-type="float" office:value="9" calcext:value-type="float">
            <text:p>9</text:p>
          </table:table-cell>
          <table:table-cell table:formula="of:=COUNTIF([.J27:.AK27];&quot;w&quot;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1"/>
          <table:table-cell table:formula="of:=COUNTIF([.J28:.AK28];&quot;[:alpha:]*&quot;)" office:value-type="float" office:value="3" calcext:value-type="float">
            <text:p>3</text:p>
          </table:table-cell>
          <table:table-cell table:formula="of:=COUNTIF([.J28:.AK28];&quot;w&quot;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9" table:number-rows-spanned="1">
            <text:p>PRIOc – Prioridade Cooperativa</text:p>
          </table:table-cell>
          <table:covered-table-cell table:number-columns-repeated="28" table:style-name="Default"/>
          <table:table-cell table:formula="of:=AVERAGE([.AL24:.AL28])" office:value-type="float" office:value="12.2" calcext:value-type="float">
            <text:p>12,2</text:p>
          </table:table-cell>
          <table:table-cell table:formula="of:=AVERAGE([.AM24:.AM28])" office:value-type="float" office:value="6.6" calcext:value-type="float">
            <text:p>6,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8" office:value-type="string" calcext:value-type="string">
            <text:p>r</text:p>
          </table:table-cell>
          <table:table-cell table:number-columns-repeated="20"/>
          <table:table-cell table:formula="of:=COUNTIF([.J31:.AK31];&quot;[:alpha:]*&quot;)" office:value-type="float" office:value="8" calcext:value-type="float">
            <text:p>8</text:p>
          </table:table-cell>
          <table:table-cell table:formula="of:=COUNTIF([.J31:.AK31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7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6"/>
          <table:table-cell table:formula="of:=COUNTIF([.J32:.AK32];&quot;[:alpha:]*&quot;)" office:value-type="float" office:value="11" calcext:value-type="float">
            <text:p>11</text:p>
          </table:table-cell>
          <table:table-cell table:formula="of:=COUNTIF([.J32:.AK32];&quot;w&quot;)"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15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number-columns-repeated="2"/>
          <table:table-cell table:formula="of:=COUNTIF([.J33:.AK33];&quot;[:alpha:]*&quot;)" office:value-type="float" office:value="24" calcext:value-type="float">
            <text:p>24</text:p>
          </table:table-cell>
          <table:table-cell table:formula="of:=COUNTIF([.J33:.AK33];&quot;w&quot;)"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9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11"/>
          <table:table-cell table:formula="of:=COUNTIF([.J34:.AK34];&quot;[:alpha:]*&quot;)" office:value-type="float" office:value="14" calcext:value-type="float">
            <text:p>14</text:p>
          </table:table-cell>
          <table:table-cell table:formula="of:=COUNTIF([.J34:.AK34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2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formula="of:=COUNTIF([.J35:.AK35];&quot;[:alpha:]*&quot;)" office:value-type="float" office:value="24" calcext:value-type="float">
            <text:p>24</text:p>
          </table:table-cell>
          <table:table-cell table:formula="of:=COUNTIF([.J35:.AK35];&quot;w&quot;)"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9" table:number-rows-spanned="1">
            <text:p>PRIOp – Prioridade Preemptiva</text:p>
          </table:table-cell>
          <table:covered-table-cell table:number-columns-repeated="28" table:style-name="Default"/>
          <table:table-cell table:formula="of:=AVERAGE([.AL31:.AL35])" office:value-type="float" office:value="16.2" calcext:value-type="float">
            <text:p>16,2</text:p>
          </table:table-cell>
          <table:table-cell table:formula="of:=AVERAGE([.AM31:.AM35])" office:value-type="float" office:value="10.6" calcext:value-type="float">
            <text:p>10,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office:value-type="string" calcext:value-type="string">
            <text:p>r</text:p>
          </table:table-cell>
          <table:table-cell table:number-columns-repeated="9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11"/>
          <table:table-cell table:formula="of:=COUNTIF([.J38:.AK38];&quot;[:alpha:]*&quot;)" office:value-type="float" office:value="17" calcext:value-type="float">
            <text:p>17</text:p>
          </table:table-cell>
          <table:table-cell table:formula="of:=COUNTIF([.J38:.AK38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4" office:value-type="string" calcext:value-type="string">
            <text:p>r</text:p>
          </table:table-cell>
          <table:table-cell table:number-columns-repeated="23"/>
          <table:table-cell table:formula="of:=COUNTIF([.J39:.AK39];&quot;[:alpha:]*&quot;)" office:value-type="float" office:value="4" calcext:value-type="float">
            <text:p>4</text:p>
          </table:table-cell>
          <table:table-cell table:formula="of:=COUNTIF([.J39:.AK39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15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number-columns-repeated="2"/>
          <table:table-cell table:formula="of:=COUNTIF([.J40:.AK40];&quot;[:alpha:]*&quot;)" office:value-type="float" office:value="24" calcext:value-type="float">
            <text:p>24</text:p>
          </table:table-cell>
          <table:table-cell table:formula="of:=COUNTIF([.J40:.AK40];&quot;w&quot;)"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18"/>
          <table:table-cell table:formula="of:=COUNTIF([.J41:.AK41];&quot;[:alpha:]*&quot;)" office:value-type="float" office:value="7" calcext:value-type="float">
            <text:p>7</text:p>
          </table:table-cell>
          <table:table-cell table:formula="of:=COUNTIF([.J41:.AK41];&quot;w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2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formula="of:=COUNTIF([.J42:.AK42];&quot;[:alpha:]*&quot;)" office:value-type="float" office:value="24" calcext:value-type="float">
            <text:p>24</text:p>
          </table:table-cell>
          <table:table-cell table:formula="of:=COUNTIF([.J42:.AK42];&quot;w&quot;)"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table:style-name="Default" table:number-columns-repeated="28"/>
          <table:table-cell table:formula="of:=AVERAGE([.AL38:.AL42])" office:value-type="float" office:value="15.2" calcext:value-type="float">
            <text:p>15,2</text:p>
          </table:table-cell>
          <table:table-cell table:formula="of:=AVERAGE([.AM38:.AM42])" office:value-type="float" office:value="9.6" calcext:value-type="float">
            <text:p>9,6</text:p>
          </table:table-cell>
        </table:table-row>
        <calcext:conditional-formats>
          <calcext:conditional-format calcext:target-range-address="'1'.J3:'1'.AK7 '1'.J10:'1'.AK14 '1'.J17:'1'.AK21 '1'.J24:'1'.AK28 '1'.J31:'1'.AK35 '1'.J38:'1'.AK42">
            <calcext:condition calcext:apply-style-name="Aguardando" calcext:value="=&quot;w&quot;" calcext:base-cell-address="'1'.J3"/>
          </calcext:conditional-format>
          <calcext:conditional-format calcext:target-range-address="'1'.J3:'1'.AK7 '1'.J10:'1'.AK14 '1'.J17:'1'.AK21 '1'.J24:'1'.AK28 '1'.J31:'1'.AK35 '1'.J38:'1'.AK42">
            <calcext:condition calcext:apply-style-name="Processando" calcext:value="=&quot;r&quot;" calcext:base-cell-address="'1'.J3"/>
          </calcext:conditional-format>
        </calcext:conditional-formats>
      </table:table>
      <table:table table:name="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22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Burst Ti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ime</text:p>
          </table:table-cell>
          <table:table-cell/>
          <table:table-cell table:style-name="ce5" office:value-type="string" calcext:value-type="string" table:number-columns-spanned="22" table:number-rows-spanned="1">
            <text:p>FCFS – First Come First Served</text:p>
          </table:table-cell>
          <table:covered-table-cell table:number-columns-repeated="21" table:style-name="Default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ID 1</text:p>
          </table:table-cell>
          <table:table-cell table:number-columns-repeated="6" office:value-type="string" calcext:value-type="string">
            <text:p>r</text:p>
          </table:table-cell>
          <table:table-cell table:number-columns-repeated="16"/>
          <table:table-cell table:formula="of:=COUNTIF([.J3:.AD3];&quot;[:alpha:]*&quot;)" office:value-type="float" office:value="6" calcext:value-type="float">
            <text:p>6</text:p>
          </table:table-cell>
          <table:table-cell table:formula="of:=COUNTIF([.J3:.AD3];&quot;w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ID 2</text:p>
          </table:table-cell>
          <table:table-cell table:number-columns-repeated="2"/>
          <table:table-cell table:number-columns-repeated="4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2"/>
          <table:table-cell table:formula="of:=COUNTIF([.J4:.AD4];&quot;[:alpha:]*&quot;)" office:value-type="float" office:value="8" calcext:value-type="float">
            <text:p>8</text:p>
          </table:table-cell>
          <table:table-cell table:formula="of:=COUNTIF([.J4:.AD4];&quot;w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ID 3</text:p>
          </table:table-cell>
          <table:table-cell table:number-columns-repeated="4"/>
          <table:table-cell table:number-columns-repeated="6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5"/>
          <table:table-cell table:formula="of:=COUNTIF([.J5:.AD5];&quot;[:alpha:]*&quot;)" office:value-type="float" office:value="13" calcext:value-type="float">
            <text:p>13</text:p>
          </table:table-cell>
          <table:table-cell table:formula="of:=COUNTIF([.J5:.AD5];&quot;w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ID 4</text:p>
          </table:table-cell>
          <table:table-cell table:number-columns-repeated="5"/>
          <table:table-cell table:number-columns-repeated="12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/>
          <table:table-cell table:formula="of:=COUNTIF([.J6:.AD6];&quot;[:alpha:]*&quot;)" office:value-type="float" office:value="15" calcext:value-type="float">
            <text:p>15</text:p>
          </table:table-cell>
          <table:table-cell table:formula="of:=COUNTIF([.J6:.AD6];&quot;w&quot;)"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7"/>
          <table:table-cell table:number-columns-repeated="13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formula="of:=COUNTIF([.J7:.AD7];&quot;[:alpha:]*&quot;)" office:value-type="float" office:value="14" calcext:value-type="float">
            <text:p>14</text:p>
          </table:table-cell>
          <table:table-cell table:formula="of:=COUNTIF([.J7:.AD7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2" table:number-rows-spanned="1">
            <text:p>RR – Round Robin</text:p>
          </table:table-cell>
          <table:covered-table-cell table:number-columns-repeated="21" table:style-name="Default"/>
          <table:table-cell table:style-name="Default"/>
          <table:table-cell table:formula="of:=AVERAGE([.AF3:.AF7])" office:value-type="float" office:value="11.2" calcext:value-type="float">
            <text:p>11,2</text:p>
          </table:table-cell>
          <table:table-cell table:formula="of:=AVERAGE([.AG3:.AG7])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PID 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3" office:value-type="string" calcext:value-type="string">
            <text:p>r</text:p>
          </table:table-cell>
          <table:table-cell table:number-columns-repeated="13"/>
          <table:table-cell table:formula="of:=COUNTIF([.J10:.AD10];&quot;[:alpha:]*&quot;)" office:value-type="float" office:value="6" calcext:value-type="float">
            <text:p>6</text:p>
          </table:table-cell>
          <table:table-cell table:formula="of:=COUNTIF([.J10:.AD10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9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formula="of:=COUNTIF([.J11:.AD11];&quot;[:alpha:]*&quot;)" office:value-type="float" office:value="19" calcext:value-type="float">
            <text:p>19</text:p>
          </table:table-cell>
          <table:table-cell table:formula="of:=COUNTIF([.J11:.AD11];&quot;w&quot;)"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table:number-columns-repeated="5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0"/>
          <table:table-cell table:formula="of:=COUNTIF([.J12:.AD12];&quot;[:alpha:]*&quot;)" office:value-type="float" office:value="8" calcext:value-type="float">
            <text:p>8</text:p>
          </table:table-cell>
          <table:table-cell table:formula="of:=COUNTIF([.J12:.AD12];&quot;w&quot;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table:number-columns-repeated="7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7"/>
          <table:table-cell table:formula="of:=COUNTIF([.J13:.AD13];&quot;[:alpha:]*&quot;)" office:value-type="float" office:value="10" calcext:value-type="float">
            <text:p>10</text:p>
          </table:table-cell>
          <table:table-cell table:formula="of:=COUNTIF([.J13:.AD13];&quot;w&quot;)"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10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/>
          <table:table-cell table:formula="of:=COUNTIF([.J14:.AD14];&quot;[:alpha:]*&quot;)" office:value-type="float" office:value="12" calcext:value-type="float">
            <text:p>12</text:p>
          </table:table-cell>
          <table:table-cell table:formula="of:=COUNTIF([.J14:.AD14];&quot;w&quot;)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2" table:number-rows-spanned="1">
            <text:p>SJF – Shortest Job First</text:p>
          </table:table-cell>
          <table:covered-table-cell table:number-columns-repeated="21" table:style-name="Default"/>
          <table:table-cell table:style-name="Default"/>
          <table:table-cell table:formula="of:=AVERAGE([.AF10:.AF14])" office:value-type="float" office:value="11" calcext:value-type="float">
            <text:p>11</text:p>
          </table:table-cell>
          <table:table-cell table:formula="of:=AVERAGE([.AG10:.AG14])" office:value-type="float" office:value="6.8" calcext:value-type="float">
            <text:p>6,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6" office:value-type="string" calcext:value-type="string">
            <text:p>r</text:p>
          </table:table-cell>
          <table:table-cell table:number-columns-repeated="16"/>
          <table:table-cell table:formula="of:=COUNTIF([.J17:.AD17];&quot;[:alpha:]*&quot;)" office:value-type="float" office:value="6" calcext:value-type="float">
            <text:p>6</text:p>
          </table:table-cell>
          <table:table-cell table:formula="of:=COUNTIF([.J17:.AD17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table:number-columns-repeated="4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2"/>
          <table:table-cell table:formula="of:=COUNTIF([.J18:.AD18];&quot;[:alpha:]*&quot;)" office:value-type="float" office:value="8" calcext:value-type="float">
            <text:p>8</text:p>
          </table:table-cell>
          <table:table-cell table:formula="of:=COUNTIF([.J18:.AD18];&quot;w&quot;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table:number-columns-repeated="11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formula="of:=COUNTIF([.J19:.AD19];&quot;[:alpha:]*&quot;)" office:value-type="float" office:value="17" calcext:value-type="float">
            <text:p>17</text:p>
          </table:table-cell>
          <table:table-cell table:formula="of:=COUNTIF([.J19:.AD19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table:number-columns-repeated="7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7"/>
          <table:table-cell table:formula="of:=COUNTIF([.J20:.AD20];&quot;[:alpha:]*&quot;)" office:value-type="float" office:value="10" calcext:value-type="float">
            <text:p>10</text:p>
          </table:table-cell>
          <table:table-cell table:formula="of:=COUNTIF([.J20:.AD20];&quot;w&quot;)"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"/>
          <table:table-cell table:formula="of:=COUNTIF([.J21:.AD21];&quot;[:alpha:]*&quot;)" office:value-type="float" office:value="6" calcext:value-type="float">
            <text:p>6</text:p>
          </table:table-cell>
          <table:table-cell table:formula="of:=COUNTIF([.J21:.AD21];&quot;w&quot;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2" table:number-rows-spanned="1">
            <text:p>SRTF – Shortest Remaining Time First</text:p>
          </table:table-cell>
          <table:covered-table-cell table:number-columns-repeated="21" table:style-name="Default"/>
          <table:table-cell table:style-name="Default"/>
          <table:table-cell table:formula="of:=AVERAGE([.AF17:.AF21])" office:value-type="float" office:value="9.4" calcext:value-type="float">
            <text:p>9,4</text:p>
          </table:table-cell>
          <table:table-cell table:formula="of:=AVERAGE([.AG17:.AG21])" office:value-type="float" office:value="5.2" calcext:value-type="float">
            <text:p>5,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6" office:value-type="string" calcext:value-type="string">
            <text:p>r</text:p>
          </table:table-cell>
          <table:table-cell table:number-columns-repeated="16"/>
          <table:table-cell table:formula="of:=COUNTIF([.J24:.AD24];&quot;[:alpha:]*&quot;)" office:value-type="float" office:value="6" calcext:value-type="float">
            <text:p>6</text:p>
          </table:table-cell>
          <table:table-cell table:formula="of:=COUNTIF([.J24:.AD24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table:number-columns-repeated="9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7"/>
          <table:table-cell table:formula="of:=COUNTIF([.J25:.AD25];&quot;[:alpha:]*&quot;)" office:value-type="float" office:value="13" calcext:value-type="float">
            <text:p>13</text:p>
          </table:table-cell>
          <table:table-cell table:formula="of:=COUNTIF([.J25:.AD25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table:number-columns-repeated="11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formula="of:=COUNTIF([.J26:.AD26];&quot;[:alpha:]*&quot;)" office:value-type="float" office:value="17" calcext:value-type="float">
            <text:p>17</text:p>
          </table:table-cell>
          <table:table-cell table:formula="of:=COUNTIF([.J26:.AD26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1"/>
          <table:table-cell table:formula="of:=COUNTIF([.J27:.AD27];&quot;[:alpha:]*&quot;)" office:value-type="float" office:value="6" calcext:value-type="float">
            <text:p>6</text:p>
          </table:table-cell>
          <table:table-cell table:formula="of:=COUNTIF([.J27:.AD27];&quot;w&quot;)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3"/>
          <table:table-cell table:formula="of:=COUNTIF([.J28:.AD28];&quot;[:alpha:]*&quot;)" office:value-type="float" office:value="3" calcext:value-type="float">
            <text:p>3</text:p>
          </table:table-cell>
          <table:table-cell table:formula="of:=COUNTIF([.J28:.AD28];&quot;w&quot;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2" table:number-rows-spanned="1">
            <text:p>PRIOc – Prioridade Cooperativa</text:p>
          </table:table-cell>
          <table:covered-table-cell table:number-columns-repeated="21" table:style-name="Default"/>
          <table:table-cell table:style-name="Default"/>
          <table:table-cell table:formula="of:=AVERAGE([.AF24:.AF28])" office:value-type="float" office:value="9" calcext:value-type="float">
            <text:p>9</text:p>
          </table:table-cell>
          <table:table-cell table:formula="of:=AVERAGE([.AG24:.AG28])" office:value-type="float" office:value="4.8" calcext:value-type="float">
            <text:p>4,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6" office:value-type="string" calcext:value-type="string">
            <text:p>r</text:p>
          </table:table-cell>
          <table:table-cell table:number-columns-repeated="16"/>
          <table:table-cell table:formula="of:=COUNTIF([.J31:.AD31];&quot;[:alpha:]*&quot;)" office:value-type="float" office:value="6" calcext:value-type="float">
            <text:p>6</text:p>
          </table:table-cell>
          <table:table-cell table:formula="of:=COUNTIF([.J31:.AD31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table:number-columns-repeated="11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5"/>
          <table:table-cell table:formula="of:=COUNTIF([.J32:.AD32];&quot;[:alpha:]*&quot;)" office:value-type="float" office:value="15" calcext:value-type="float">
            <text:p>15</text:p>
          </table:table-cell>
          <table:table-cell table:formula="of:=COUNTIF([.J32:.AD32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table:number-columns-repeated="2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9"/>
          <table:table-cell table:formula="of:=COUNTIF([.J33:.AD33];&quot;[:alpha:]*&quot;)" office:value-type="float" office:value="9" calcext:value-type="float">
            <text:p>9</text:p>
          </table:table-cell>
          <table:table-cell table:formula="of:=COUNTIF([.J33:.AD33];&quot;w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table:number-columns-repeated="14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formula="of:=COUNTIF([.J34:.AD34];&quot;[:alpha:]*&quot;)" office:value-type="float" office:value="16" calcext:value-type="float">
            <text:p>16</text:p>
          </table:table-cell>
          <table:table-cell table:formula="of:=COUNTIF([.J34:.AD34];&quot;w&quot;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table:formula="of:=COUNTIF([.J35:.AD35];&quot;[:alpha:]*&quot;)" office:value-type="float" office:value="13" calcext:value-type="float">
            <text:p>13</text:p>
          </table:table-cell>
          <table:table-cell table:formula="of:=COUNTIF([.J35:.AD35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2" table:number-rows-spanned="1">
            <text:p>PRIOp – Prioridade Preemptiva</text:p>
          </table:table-cell>
          <table:covered-table-cell table:number-columns-repeated="21" table:style-name="Default"/>
          <table:table-cell table:style-name="Default"/>
          <table:table-cell table:formula="of:=AVERAGE([.AF31:.AF35])" office:value-type="float" office:value="11.8" calcext:value-type="float">
            <text:p>11,8</text:p>
          </table:table-cell>
          <table:table-cell table:formula="of:=AVERAGE([.AG31:.AG35])" office:value-type="float" office:value="7.6" calcext:value-type="float">
            <text:p>7,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6" office:value-type="string" calcext:value-type="string">
            <text:p>r</text:p>
          </table:table-cell>
          <table:table-cell table:number-columns-repeated="16"/>
          <table:table-cell table:formula="of:=COUNTIF([.J38:.AD38];&quot;[:alpha:]*&quot;)" office:value-type="float" office:value="6" calcext:value-type="float">
            <text:p>6</text:p>
          </table:table-cell>
          <table:table-cell table:formula="of:=COUNTIF([.J38:.AD38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table:number-columns-repeated="11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5"/>
          <table:table-cell table:formula="of:=COUNTIF([.J39:.AD39];&quot;[:alpha:]*&quot;)" office:value-type="float" office:value="15" calcext:value-type="float">
            <text:p>15</text:p>
          </table:table-cell>
          <table:table-cell table:formula="of:=COUNTIF([.J39:.AD39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table:number-columns-repeated="2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9"/>
          <table:table-cell table:formula="of:=COUNTIF([.J40:.AD40];&quot;[:alpha:]*&quot;)" office:value-type="float" office:value="9" calcext:value-type="float">
            <text:p>9</text:p>
          </table:table-cell>
          <table:table-cell table:formula="of:=COUNTIF([.J40:.AD40];&quot;w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table:number-columns-repeated="14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formula="of:=COUNTIF([.J41:.AD41];&quot;[:alpha:]*&quot;)" office:value-type="float" office:value="16" calcext:value-type="float">
            <text:p>16</text:p>
          </table:table-cell>
          <table:table-cell table:formula="of:=COUNTIF([.J41:.AD41];&quot;w&quot;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table:formula="of:=COUNTIF([.J42:.AD42];&quot;[:alpha:]*&quot;)" office:value-type="float" office:value="13" calcext:value-type="float">
            <text:p>13</text:p>
          </table:table-cell>
          <table:table-cell table:formula="of:=COUNTIF([.J42:.AD42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table:style-name="Default" table:number-columns-repeated="22"/>
          <table:table-cell table:formula="of:=AVERAGE([.AF38:.AF42])" office:value-type="float" office:value="11.8" calcext:value-type="float">
            <text:p>11,8</text:p>
          </table:table-cell>
          <table:table-cell table:formula="of:=AVERAGE([.AG38:.AG42])" office:value-type="float" office:value="7.6" calcext:value-type="float">
            <text:p>7,6</text:p>
          </table:table-cell>
        </table:table-row>
        <calcext:conditional-formats>
          <calcext:conditional-format calcext:target-range-address="'2'.J3:'2'.AE7 '2'.J17:'2'.AE21 '2'.J24:'2'.AE28 '2'.J31:'2'.AE35 '2'.J38:'2'.AE42 '2'.J10:'2'.AE14">
            <calcext:condition calcext:apply-style-name="Processando" calcext:value="=&quot;r&quot;" calcext:base-cell-address="'2'.J3"/>
          </calcext:conditional-format>
          <calcext:conditional-format calcext:target-range-address="'2'.J3:'2'.AE7 '2'.J17:'2'.AE21 '2'.J24:'2'.AE28 '2'.J31:'2'.AE35 '2'.J38:'2'.AE42 '2'.J10:'2'.AE14">
            <calcext:condition calcext:apply-style-name="Aguardando" calcext:value="=&quot;w&quot;" calcext:base-cell-address="'2'.J3"/>
          </calcext:conditional-format>
        </calcext:conditional-formats>
      </table:table>
      <table:table table:name="3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20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Burst Ti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ime</text:p>
          </table:table-cell>
          <table:table-cell/>
          <table:table-cell table:style-name="ce5" office:value-type="string" calcext:value-type="string" table:number-columns-spanned="21" table:number-rows-spanned="1">
            <text:p>FCFS – First Come First Served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D 1</text:p>
          </table:table-cell>
          <table:table-cell table:number-columns-repeated="5" office:value-type="string" calcext:value-type="string">
            <text:p>r</text:p>
          </table:table-cell>
          <table:table-cell table:number-columns-repeated="15"/>
          <table:table-cell table:formula="of:=COUNTIF([.J3:.AC3];&quot;[:alpha:]*&quot;)" office:value-type="float" office:value="5" calcext:value-type="float">
            <text:p>5</text:p>
          </table:table-cell>
          <table:table-cell table:formula="of:=COUNTIF([.J3:.AC3];&quot;w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ID 2</text:p>
          </table:table-cell>
          <table:table-cell table:number-columns-repeated="5" office:value-type="string" calcext:value-type="string">
            <text:p>w</text:p>
          </table:table-cell>
          <table:table-cell table:number-columns-repeated="6" office:value-type="string" calcext:value-type="string">
            <text:p>r</text:p>
          </table:table-cell>
          <table:table-cell table:number-columns-repeated="9"/>
          <table:table-cell table:formula="of:=COUNTIF([.J4:.AC4];&quot;[:alpha:]*&quot;)" office:value-type="float" office:value="11" calcext:value-type="float">
            <text:p>11</text:p>
          </table:table-cell>
          <table:table-cell table:formula="of:=COUNTIF([.J4:.AC4];&quot;w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ID 3</text:p>
          </table:table-cell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7"/>
          <table:table-cell table:formula="of:=COUNTIF([.J5:.AC5];&quot;[:alpha:]*&quot;)" office:value-type="float" office:value="13" calcext:value-type="float">
            <text:p>13</text:p>
          </table:table-cell>
          <table:table-cell table:formula="of:=COUNTIF([.J5:.AC5];&quot;w&quot;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ID 4</text:p>
          </table:table-cell>
          <table:table-cell table:number-columns-repeated="13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3"/>
          <table:table-cell table:formula="of:=COUNTIF([.J6:.AC6];&quot;[:alpha:]*&quot;)" office:value-type="float" office:value="17" calcext:value-type="float">
            <text:p>17</text:p>
          </table:table-cell>
          <table:table-cell table:formula="of:=COUNTIF([.J6:.AC6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17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formula="of:=COUNTIF([.J7:.AC7];&quot;[:alpha:]*&quot;)" office:value-type="float" office:value="20" calcext:value-type="float">
            <text:p>20</text:p>
          </table:table-cell>
          <table:table-cell table:formula="of:=COUNTIF([.J7:.AC7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1" table:number-rows-spanned="1">
            <text:p>RR – Round Robin</text:p>
          </table:table-cell>
          <table:covered-table-cell table:number-columns-repeated="20" table:style-name="Default"/>
          <table:table-cell table:formula="of:=AVERAGE([.AD3:.AD7])" office:value-type="float" office:value="13.2" calcext:value-type="float">
            <text:p>13,2</text:p>
          </table:table-cell>
          <table:table-cell table:formula="of:=AVERAGE([.AE3:.AE7])" office:value-type="float" office:value="9.2" calcext:value-type="float">
            <text:p>9,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PID 1</text:p>
          </table:table-cell>
          <table:table-cell table:number-columns-repeated="3" office:value-type="string" calcext:value-type="string">
            <text:p>r</text:p>
          </table:table-cell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/>
          <table:table-cell table:formula="of:=COUNTIF([.J10:.AC10];&quot;[:alpha:]*&quot;)" office:value-type="float" office:value="16" calcext:value-type="float">
            <text:p>16</text:p>
          </table:table-cell>
          <table:table-cell table:formula="of:=COUNTIF([.J10:.AC10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0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formula="of:=COUNTIF([.J11:.AC11];&quot;[:alpha:]*&quot;)" office:value-type="float" office:value="19" calcext:value-type="float">
            <text:p>19</text:p>
          </table:table-cell>
          <table:table-cell table:formula="of:=COUNTIF([.J11:.AC11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6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2"/>
          <table:table-cell table:formula="of:=COUNTIF([.J12:.AC12];&quot;[:alpha:]*&quot;)" office:value-type="float" office:value="8" calcext:value-type="float">
            <text:p>8</text:p>
          </table:table-cell>
          <table:table-cell table:formula="of:=COUNTIF([.J12:.AC12];&quot;w&quot;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8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formula="of:=COUNTIF([.J13:.AC13];&quot;[:alpha:]*&quot;)" office:value-type="float" office:value="20" calcext:value-type="float">
            <text:p>20</text:p>
          </table:table-cell>
          <table:table-cell table:formula="of:=COUNTIF([.J13:.AC13];&quot;w&quot;)"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11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6"/>
          <table:table-cell table:formula="of:=COUNTIF([.J14:.AC14];&quot;[:alpha:]*&quot;)" office:value-type="float" office:value="14" calcext:value-type="float">
            <text:p>14</text:p>
          </table:table-cell>
          <table:table-cell table:formula="of:=COUNTIF([.J14:.AC14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1" table:number-rows-spanned="1">
            <text:p>SJF – Shortest Job First</text:p>
          </table:table-cell>
          <table:covered-table-cell table:number-columns-repeated="20" table:style-name="Default"/>
          <table:table-cell table:formula="of:=AVERAGE([.AD10:.AD14])" office:value-type="float" office:value="15.4" calcext:value-type="float">
            <text:p>15,4</text:p>
          </table:table-cell>
          <table:table-cell table:formula="of:=AVERAGE([.AE10:.AE14])" office:value-type="float" office:value="11.4" calcext:value-type="float">
            <text:p>11,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9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6"/>
          <table:table-cell table:formula="of:=COUNTIF([.J17:.AC17];&quot;[:alpha:]*&quot;)" office:value-type="float" office:value="14" calcext:value-type="float">
            <text:p>14</text:p>
          </table:table-cell>
          <table:table-cell table:formula="of:=COUNTIF([.J17:.AC17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14" office:value-type="string" calcext:value-type="string">
            <text:p>w</text:p>
          </table:table-cell>
          <table:table-cell table:number-columns-repeated="6" office:value-type="string" calcext:value-type="string">
            <text:p>r</text:p>
          </table:table-cell>
          <table:table-cell table:formula="of:=COUNTIF([.J18:.AC18];&quot;[:alpha:]*&quot;)" office:value-type="float" office:value="20" calcext:value-type="float">
            <text:p>20</text:p>
          </table:table-cell>
          <table:table-cell table:formula="of:=COUNTIF([.J18:.AC18];&quot;w&quot;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 office:value-type="string" calcext:value-type="string">
            <text:p>r</text:p>
          </table:table-cell>
          <table:table-cell table:number-columns-repeated="18"/>
          <table:table-cell table:formula="of:=COUNTIF([.J19:.AC19];&quot;[:alpha:]*&quot;)" office:value-type="float" office:value="2" calcext:value-type="float">
            <text:p>2</text:p>
          </table:table-cell>
          <table:table-cell table:formula="of:=COUNTIF([.J19:.AC19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1"/>
          <table:table-cell table:formula="of:=COUNTIF([.J20:.AC20];&quot;[:alpha:]*&quot;)" office:value-type="float" office:value="9" calcext:value-type="float">
            <text:p>9</text:p>
          </table:table-cell>
          <table:table-cell table:formula="of:=COUNTIF([.J20:.AC20];&quot;w&quot;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5"/>
          <table:table-cell table:formula="of:=COUNTIF([.J21:.AC21];&quot;[:alpha:]*&quot;)" office:value-type="float" office:value="5" calcext:value-type="float">
            <text:p>5</text:p>
          </table:table-cell>
          <table:table-cell table:formula="of:=COUNTIF([.J21:.AC21];&quot;w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1" table:number-rows-spanned="1">
            <text:p>SRTF – Shortest Remaining Time First</text:p>
          </table:table-cell>
          <table:covered-table-cell table:number-columns-repeated="20" table:style-name="Default"/>
          <table:table-cell table:formula="of:=AVERAGE([.AD17:.AD21])" office:value-type="float" office:value="10" calcext:value-type="float">
            <text:p>10</text:p>
          </table:table-cell>
          <table:table-cell table:formula="of:=AVERAGE([.AE17:.AE21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9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6"/>
          <table:table-cell table:formula="of:=COUNTIF([.J24:.AC24];&quot;[:alpha:]*&quot;)" office:value-type="float" office:value="14" calcext:value-type="float">
            <text:p>14</text:p>
          </table:table-cell>
          <table:table-cell table:formula="of:=COUNTIF([.J24:.AC24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14" office:value-type="string" calcext:value-type="string">
            <text:p>w</text:p>
          </table:table-cell>
          <table:table-cell table:number-columns-repeated="6" office:value-type="string" calcext:value-type="string">
            <text:p>r</text:p>
          </table:table-cell>
          <table:table-cell table:formula="of:=COUNTIF([.J25:.AC25];&quot;[:alpha:]*&quot;)" office:value-type="float" office:value="20" calcext:value-type="float">
            <text:p>20</text:p>
          </table:table-cell>
          <table:table-cell table:formula="of:=COUNTIF([.J25:.AC25];&quot;w&quot;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 office:value-type="string" calcext:value-type="string">
            <text:p>r</text:p>
          </table:table-cell>
          <table:table-cell table:number-columns-repeated="18"/>
          <table:table-cell table:formula="of:=COUNTIF([.J26:.AC26];&quot;[:alpha:]*&quot;)" office:value-type="float" office:value="2" calcext:value-type="float">
            <text:p>2</text:p>
          </table:table-cell>
          <table:table-cell table:formula="of:=COUNTIF([.J26:.AC26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1"/>
          <table:table-cell table:formula="of:=COUNTIF([.J27:.AC27];&quot;[:alpha:]*&quot;)" office:value-type="float" office:value="9" calcext:value-type="float">
            <text:p>9</text:p>
          </table:table-cell>
          <table:table-cell table:formula="of:=COUNTIF([.J27:.AC27];&quot;w&quot;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5"/>
          <table:table-cell table:formula="of:=COUNTIF([.J28:.AC28];&quot;[:alpha:]*&quot;)" office:value-type="float" office:value="5" calcext:value-type="float">
            <text:p>5</text:p>
          </table:table-cell>
          <table:table-cell table:formula="of:=COUNTIF([.J28:.AC28];&quot;w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1" table:number-rows-spanned="1">
            <text:p>PRIOc – Prioridade Cooperativa</text:p>
          </table:table-cell>
          <table:covered-table-cell table:number-columns-repeated="20" table:style-name="Default"/>
          <table:table-cell table:formula="of:=AVERAGE([.AD24:.AD28])" office:value-type="float" office:value="10" calcext:value-type="float">
            <text:p>10</text:p>
          </table:table-cell>
          <table:table-cell table:formula="of:=AVERAGE([.AE24:.AE28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11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4"/>
          <table:table-cell table:formula="of:=COUNTIF([.J31:.AC31];&quot;[:alpha:]*&quot;)" office:value-type="float" office:value="16" calcext:value-type="float">
            <text:p>16</text:p>
          </table:table-cell>
          <table:table-cell table:formula="of:=COUNTIF([.J31:.AC31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6" office:value-type="string" calcext:value-type="string">
            <text:p>r</text:p>
          </table:table-cell>
          <table:table-cell table:number-columns-repeated="14"/>
          <table:table-cell table:formula="of:=COUNTIF([.J32:.AC32];&quot;[:alpha:]*&quot;)" office:value-type="float" office:value="6" calcext:value-type="float">
            <text:p>6</text:p>
          </table:table-cell>
          <table:table-cell table:formula="of:=COUNTIF([.J32:.AC32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9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9"/>
          <table:table-cell table:formula="of:=COUNTIF([.J33:.AC33];&quot;[:alpha:]*&quot;)" office:value-type="float" office:value="11" calcext:value-type="float">
            <text:p>11</text:p>
          </table:table-cell>
          <table:table-cell table:formula="of:=COUNTIF([.J33:.AC33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16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formula="of:=COUNTIF([.J34:.AC34];&quot;[:alpha:]*&quot;)" office:value-type="float" office:value="20" calcext:value-type="float">
            <text:p>20</text:p>
          </table:table-cell>
          <table:table-cell table:formula="of:=COUNTIF([.J34:.AC34];&quot;w&quot;)"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1"/>
          <table:table-cell table:formula="of:=COUNTIF([.J35:.AC35];&quot;[:alpha:]*&quot;)" office:value-type="float" office:value="9" calcext:value-type="float">
            <text:p>9</text:p>
          </table:table-cell>
          <table:table-cell table:formula="of:=COUNTIF([.J35:.AC35];&quot;w&quot;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 table:number-columns-spanned="21" table:number-rows-spanned="1">
            <text:p>PRIOp – Prioridade Preemptiva</text:p>
          </table:table-cell>
          <table:covered-table-cell table:number-columns-repeated="20" table:style-name="Default"/>
          <table:table-cell table:formula="of:=AVERAGE([.AD31:.AD35])" office:value-type="float" office:value="12.4" calcext:value-type="float">
            <text:p>12,4</text:p>
          </table:table-cell>
          <table:table-cell table:formula="of:=AVERAGE([.AE31:.AE35])" office:value-type="float" office:value="8.4" calcext:value-type="float">
            <text:p>8,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11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4"/>
          <table:table-cell table:formula="of:=COUNTIF([.J38:.AC38];&quot;[:alpha:]*&quot;)" office:value-type="float" office:value="16" calcext:value-type="float">
            <text:p>16</text:p>
          </table:table-cell>
          <table:table-cell table:formula="of:=COUNTIF([.J38:.AC38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6" office:value-type="string" calcext:value-type="string">
            <text:p>r</text:p>
          </table:table-cell>
          <table:table-cell table:number-columns-repeated="14"/>
          <table:table-cell table:formula="of:=COUNTIF([.J39:.AC39];&quot;[:alpha:]*&quot;)" office:value-type="float" office:value="6" calcext:value-type="float">
            <text:p>6</text:p>
          </table:table-cell>
          <table:table-cell table:formula="of:=COUNTIF([.J39:.AC39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9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9"/>
          <table:table-cell table:formula="of:=COUNTIF([.J40:.AC40];&quot;[:alpha:]*&quot;)" office:value-type="float" office:value="11" calcext:value-type="float">
            <text:p>11</text:p>
          </table:table-cell>
          <table:table-cell table:formula="of:=COUNTIF([.J40:.AC40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16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formula="of:=COUNTIF([.J41:.AC41];&quot;[:alpha:]*&quot;)" office:value-type="float" office:value="20" calcext:value-type="float">
            <text:p>20</text:p>
          </table:table-cell>
          <table:table-cell table:formula="of:=COUNTIF([.J41:.AC41];&quot;w&quot;)"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1"/>
          <table:table-cell table:formula="of:=COUNTIF([.J42:.AC42];&quot;[:alpha:]*&quot;)" office:value-type="float" office:value="9" calcext:value-type="float">
            <text:p>9</text:p>
          </table:table-cell>
          <table:table-cell table:formula="of:=COUNTIF([.J42:.AC42];&quot;w&quot;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table:style-name="Default" table:number-columns-repeated="20"/>
          <table:table-cell table:formula="of:=AVERAGE([.AD38:.AD42])" office:value-type="float" office:value="12.4" calcext:value-type="float">
            <text:p>12,4</text:p>
          </table:table-cell>
          <table:table-cell table:formula="of:=AVERAGE([.AE38:.AE42])" office:value-type="float" office:value="8.4" calcext:value-type="float">
            <text:p>8,4</text:p>
          </table:table-cell>
        </table:table-row>
        <calcext:conditional-formats>
          <calcext:conditional-format calcext:target-range-address="'3'.J3:'3'.AC7 '3'.J10:'3'.AC14 '3'.J17:'3'.AC21 '3'.J31:'3'.AC35 '3'.J24:'3'.AC28 '3'.J38:'3'.AC42">
            <calcext:condition calcext:apply-style-name="Aguardando" calcext:value="=&quot;w&quot;" calcext:base-cell-address="'3'.J3"/>
          </calcext:conditional-format>
          <calcext:conditional-format calcext:target-range-address="'3'.J3:'3'.AC7 '3'.J10:'3'.AC14 '3'.J17:'3'.AC21 '3'.J31:'3'.AC35 '3'.J24:'3'.AC28 '3'.J38:'3'.AC42">
            <calcext:condition calcext:apply-style-name="Processando" calcext:value="=&quot;r&quot;" calcext:base-cell-address="'3'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guardando" style:family="table-cell" style:parent-style-name="Default">
      <style:table-cell-properties fo:background-color="#ffff00" style:diagonal-bl-tr="none" style:diagonal-tl-br="none"/>
      <style:text-properties fo:color="#ffff00"/>
    </style:style>
    <style:style style:name="Processando" style:family="table-cell" style:parent-style-name="Aguardando">
      <style:table-cell-properties fo:background-color="#00a933"/>
      <style:text-properties fo:color="#00a933" style:font-name="Liberation Sans1" fo:font-family="'Liberation Sans'" style:font-style-name="Regular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32:05.882563606</meta:creation-date>
    <dc:date>2024-08-20T08:34:22.731195340</dc:date>
    <meta:editing-duration>PT2H48M15S</meta:editing-duration>
    <meta:editing-cycles>11</meta:editing-cycles>
    <meta:generator>LibreOffice/7.4.7.2$Linux_X86_64 LibreOffice_project/40$Build-2</meta:generator>
    <meta:document-statistic meta:table-count="3" meta:cell-count="2061" meta:object-count="0"/>
  </office:meta>
</office:document-meta>
</file>